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c9a" officeooo:paragraph-rsid="000d2c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2c9a" officeooo:paragraph-rsid="000d2c9a" style:font-size-asian="10.5pt" style:font-weight-asian="normal" style:font-size-complex="12pt" style:font-weight-complex="normal"/>
    </style:style>
    <style:style style:name="T1" style:family="text">
      <style:text-properties officeooo:rsid="000e5374"/>
    </style:style>
    <style:style style:name="T2" style:family="text">
      <style:text-properties officeooo:rsid="000eab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Computer Graphics – Water Simulation</text:p>
      <text:p text:style-name="P1">Margaux Masson</text:p>
      <text:p text:style-name="P1"/>
      <text:p text:style-name="P2"/>
      <text:p text:style-name="P2">- Texturing; 3 textures &amp; option no texture</text:p>
      <text:p text:style-name="P2">- Freeze</text:p>
      <text:p text:style-name="P2">- Rotate / Scale</text:p>
      <text:p text:style-name="P2">- <text:span text:style-name="T1">Resolution modifiable</text:span></text:p>
      <text:p text:style-name="P2">- <text:span text:style-name="T2">Wires display</text:span></text:p>
      <text:p text:style-name="P2">- <text:span text:style-name="T2">Normals display</text:span></text:p>
      <text:p text:style-name="P2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49:44.492584493</meta:creation-date>
    <dc:date>2018-12-01T18:53:49.160886553</dc:date>
    <meta:editing-duration>PT2M3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32" meta:character-count="190" meta:non-whitespace-character-count="164"/>
  </office:meta>
</office:document-meta>
</file>